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5cm"/>
    </style:style>
    <style:style style:name="gr2" style:family="graphic" style:parent-style-name="standard">
      <style:graphic-properties draw:stroke="none" svg:stroke-color="#000000" draw:fill="none" draw:fill-color="#ffffff" fo:min-height="11.75cm"/>
    </style:style>
    <style:style style:name="gr3" style:family="graphic" style:parent-style-name="standard">
      <style:graphic-properties draw:textarea-horizontal-align="center" draw:textarea-vertical-align="top" draw:auto-grow-height="false" fo:min-height="0cm" fo:min-width="0cm"/>
    </style:style>
    <style:style style:name="gr4" style:family="graphic" style:parent-style-name="standard">
      <style:graphic-properties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5.5cm" svg:height="14.75cm" svg:x="0.343cm" svg:y="2.678cm">
          <draw:text-box>
            <text:p text:style-name="P1"/>
          </draw:text-box>
        </draw:frame>
        <draw:frame draw:style-name="gr2" draw:text-style-name="P1" draw:layer="layout" svg:width="17cm" svg:height="12cm" svg:x="0.843cm" svg:y="1.178cm">
          <draw:text-box>
            <text:p text:style-name="P1">FusionGame</text:p>
            <text:p text:style-name="P1"><text:s/>- initialize CL_Network</text:p>
            <text:p text:style-name="P1"><text:s/>- Initialize client environment</text:p>
            <text:p text:style-name="P1"><text:s/>- Start clientenvironment - runs internal loop: goto a</text:p>
            <text:p text:style-name="P1"><text:s/>- delete client environment</text:p>
            <text:p text:style-name="P1"/>
            <text:p text:style-name="P1">a- Client environment</text:p>
            <text:p text:style-name="P1"><text:s text:c="2"/>- initialize fusionNetwork</text:p>
            <text:p text:style-name="P1"><text:s text:c="3"/>- FUsionnetwork sets up networking slots</text:p>
            <text:p text:style-name="P1"><text:s text:c="3"/>- FusionNetwork contacts server</text:p>
            <text:p text:style-name="P1"><text:s text:c="2"/>- create resourceloader</text:p>
            <text:p text:style-name="P1"><text:s text:c="2"/>- enter client loop (b) with state "loading"</text:p>
            <text:p text:style-name="P1"/>
            <text:p text:style-name="P1">b- check fusionnetwork for messages</text:p>
            <text:p text:style-name="P1"><text:s/>- message received:</text:p>
            <text:p text:style-name="P1"><text:s text:c="2"/>- server wants to verify data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3" draw:text-style-name="P3" draw:layer="layout" svg:width="11.5cm" svg:height="3.5cm" svg:x="0.843cm" svg:y="0.678cm">
          <text:p text:style-name="P2"><text:span text:style-name="T1">ClientEnvironment</text:span></text:p>
          <text:p text:style-name="P2"><text:span text:style-name="T1"/></text:p>
          <text:p text:style-name="P2"><text:span text:style-name="T1">Methods:</text:span></text:p>
          <text:p text:style-name="P2"><text:span text:style-name="T1">Initialis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8.5cm" svg:height="3.709cm" svg:x="2.762cm" svg:y="4.429cm">
          <text:p text:style-name="P4"><text:span text:style-name="T1">Initialise()</text:span></text:p>
          <text:p text:style-name="P4"><text:span text:style-name="T1">{</text:span></text:p>
          <text:p text:style-name="P4"><text:span text:style-name="T1"><text:s text:c="2"/></text:span><text:span text:style-name="T1">m_InputManager = new FusionInput();</text:span></text:p>
          <text:p text:style-name="P4"><text:span text:style-name="T1"><text:s text:c="2"/></text:span><text:span text:style-name="T1">m_InputManager.SetMaps(m_Options);</text:span></text:p>
          <text:p text:style-name="P4"><text:span text:style-name="T1"/></text:p>
          <text:p text:style-name="P4"><text:span text:style-name="T1"><text:s text:c="2"/></text:span><text:span text:style-name="T1">m_NetworkManager = new FusionNetworkClient(server, port);</text:span></text:p>
          <text:p text:style-name="P4"><text:span text:style-name="T1"><text:s text:c="2"/></text:span><text:span text:style-name="T1">if (!m_NetworkManager.Connect())</text:span></text:p>
          <text:p text:style-name="P4"><text:span text:style-name="T1"><text:s text:c="4"/></text:span><text:span text:style-name="T1">return false;</text:span></text:p>
          <text:p text:style-name="P4"><text:span text:style-name="T1"/></text:p>
          <text:p text:style-name="P4"><text:span text:style-name="T1"><text:s text:c="2"/></text:span><text:span text:style-name="T1">CL_SharedPtr&lt;FusionState&gt; state(new LoadingState());</text:span></text:p>
          <text:p text:style-name="P4"><text:span text:style-name="T1"><text:s text:c="2"/></text:span><text:span text:style-name="T1">SetState(state)</text:span></text:p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78cm" fo:margin-bottom="1.197cm" fo:margin-left="0.343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Elliot Hayward</meta:initial-creator>
    <meta:creation-date>2006-01-18T18:25:43</meta:creation-date>
    <dc:creator>Elliot Hayward</dc:creator>
    <dc:date>2006-01-18T23:05:55</dc:date>
    <dc:language>en-US</dc:language>
    <meta:editing-cycles>2</meta:editing-cycles>
    <meta:editing-duration>PT1H9M29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